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int n,a;</text:p>
      <text:p text:style-name="Standard">string s;</text:p>
      <text:p text:style-name="Standard">cin&gt;&gt;n;</text:p>
      <text:p text:style-name="Standard">cin&gt;&gt;s;</text:p>
      <text:p text:style-name="Standard">a=n*2;</text:p>
      <text:p text:style-name="Standard">if(n&gt;=0&amp;&amp;n&lt;=10)</text:p>
      <text:p text:style-name="Standard">cout&lt;&lt;a&lt;&lt;"\n";</text:p>
      <text:p text:style-name="Standard">if(s.length()&lt;=15)</text:p>
      <text:p text:style-name="Standard">cout&lt;&lt;s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31:36.050407735</meta:creation-date>
    <dc:date>2019-05-08T12:35:54.860139033</dc:date>
    <meta:editing-duration>PT4M1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20" meta:character-count="143" meta:non-whitespace-character-count="137"/>
  </office:meta>
</office:document-meta>
</file>